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 fo:break-before="page"/>
      <style:text-properties fo:font-size="18pt" officeooo:rsid="0013a83f" officeooo:paragraph-rsid="0013a83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rsid="0013a83f" officeooo:paragraph-rsid="0013a83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3a83f" officeooo:paragraph-rsid="0013a83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3a83f" officeooo:paragraph-rsid="0013a83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rsid="0013a83f" officeooo:paragraph-rsid="0013a83f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officeooo:paragraph-rsid="0013a83f"/>
    </style:style>
    <style:style style:name="P9" style:family="paragraph" style:parent-style-name="Standard">
      <style:paragraph-properties fo:text-align="center" style:justify-single-word="false" fo:break-before="page"/>
      <style:text-properties officeooo:paragraph-rsid="0013a83f"/>
    </style:style>
    <style:style style:name="P10" style:family="paragraph" style:parent-style-name="Standard">
      <style:paragraph-properties fo:text-align="center" style:justify-single-word="false"/>
      <style:text-properties officeooo:paragraph-rsid="0013a83f"/>
    </style:style>
    <style:style style:name="P11" style:family="paragraph" style:parent-style-name="Standard">
      <style:paragraph-properties fo:text-align="start" style:justify-single-word="false"/>
      <style:text-properties fo:color="#000000" loext:opacity="100%" officeooo:paragraph-rsid="0013a83f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489a9" officeooo:paragraph-rsid="001489a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489a9" officeooo:paragraph-rsid="001489a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89a9" officeooo:paragraph-rsid="001489a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489a9" officeooo:paragraph-rsid="001489a9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5f8af" officeooo:paragraph-rsid="0015f8af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5f8af" officeooo:paragraph-rsid="0015f8a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489a9" officeooo:paragraph-rsid="001489a9"/>
    </style:style>
    <style:style style:name="P19" style:family="paragraph" style:parent-style-name="Standard">
      <style:paragraph-properties fo:text-align="center" style:justify-single-word="false"/>
      <style:text-properties fo:language="en" fo:country="US" fo:font-weight="bold" officeooo:rsid="001489a9" officeooo:paragraph-rsid="001489a9" style:font-weight-asian="bold" style:font-weight-complex="bold"/>
    </style:style>
    <style:style style:name="T1" style:family="text">
      <style:text-properties officeooo:rsid="0013a83f"/>
    </style:style>
    <style:style style:name="T2" style:family="text">
      <style:text-properties fo:language="en" fo:country="US"/>
    </style:style>
    <style:style style:name="T3" style:family="text">
      <style:text-properties fo:color="#a9b7c6" loext:opacity="100%" style:font-name="JetBrains Mono" fo:font-size="10pt" fo:language="en" fo:country="US" fo:font-style="normal" fo:font-weight="normal" officeooo:rsid="0013a83f" style:font-size-asian="10pt" style:font-style-asian="normal" style:font-weight-asian="normal" style:font-size-complex="14pt"/>
    </style:style>
    <style:style style:name="T4" style:family="text">
      <style:text-properties style:font-name="Times New Roman" fo:font-size="14pt" officeooo:rsid="0013a83f" style:font-size-asian="14pt" style:font-size-complex="14pt"/>
    </style:style>
    <style:style style:name="T5" style:family="text">
      <style:text-properties style:font-name="Times New Roman" fo:font-size="14pt" fo:language="en" fo:country="US" officeooo:rsid="0013a83f" style:font-size-asian="14pt" style:font-size-complex="14pt"/>
    </style:style>
    <style:style style:name="T6" style:family="text">
      <style:text-properties style:font-name="JetBrains Mono" fo:font-size="10pt" fo:language="en" fo:country="US" fo:font-style="normal" fo:font-weight="normal" officeooo:rsid="0013a83f" style:font-size-asian="10pt" style:font-style-asian="normal" style:font-weight-asian="normal" style:font-size-complex="14pt"/>
    </style:style>
    <style:style style:name="T7" style:family="text">
      <style:text-properties style:font-name="JetBrains Mono" fo:font-size="10pt" fo:language="en" fo:country="US" fo:font-style="normal" fo:font-weight="normal" officeooo:rsid="001489a9" style:font-size-asian="10pt" style:font-style-asian="normal" style:font-weight-asian="normal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Задание 1</text:p>
      <text:p text:style-name="P6">Оценка максимальной производительности микропроцессора на заданных операциях.</text:p>
      <text:p text:style-name="P6"/>
      <text:p text:style-name="P6"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: Модзгвришвили Рафаэль Романович СКБ182</text:p>
      <text:p text:style-name="P2"/>
      <text:p text:style-name="P3">Цель: оценить максимальную производительность микропроцессора на заданных операциях.</text:p>
      <text:p text:style-name="P3">Постановка задачи</text:p>
      <text:p text:style-name="P3">- Написать программу, выполняющую многократно (в цикле) заданную арифметическую операцию.</text:p>
      <text:p text:style-name="P3">- Замерить время выполнения цикла. По результатам замера получить оценку производительности</text:p>
      <text:p text:style-name="P3">микропроцессора на заданной операции (в тактах процессора).</text:p>
      <text:p text:style-name="P3"/>
      <text:p text:style-name="P3">Вариант 7: преобразование из целочисленного значения в вещественное (плюс вещественное сложение),</text:p>
      <text:p text:style-name="P3">векторное преобразование из целочисленного значения в вещественное (плюс векторное</text:p>
      <text:p text:style-name="P3">вещественное сложение).</text:p>
      <text:p text:style-name="P3"/>
      <text:p text:style-name="P3"/>
      <text:p text:style-name="P9"><text:span text:style-name="T4">Листинг на языке </text:span><text:span text:style-name="T5">C++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1"><text:span text:style-name="T6">#include &lt;iostream&gt;</text:span></text:p>
      <text:p text:style-name="P11"><text:span text:style-name="T6">#include &lt;immintrin.h&gt;</text:span></text:p>
      <text:p text:style-name="P11"><text:span text:style-name="T6">#include &lt;emmintrin.h&gt;</text:span></text:p>
      <text:p text:style-name="P11"><text:span text:style-name="T6">#include &lt;xmmintrin.h&gt;</text:span></text:p>
      <text:p text:style-name="P11"><text:span text:style-name="T6">#include &lt;cstdio&gt;</text:span></text:p>
      <text:p text:style-name="P11"><text:span text:style-name="T6">#include &lt;chrono&gt;</text:span></text:p>
      <text:p text:style-name="P11"><text:span text:style-name="T6">#include &lt;intrin.h&gt;</text:span></text:p>
      <text:p text:style-name="P11"><text:span text:style-name="T6">#include &lt;windows.h&gt;</text:span></text:p>
      <text:p text:style-name="P11"><text:span text:style-name="T6"/></text:p>
      <text:p text:style-name="P11"><text:span text:style-name="T6">double getTime() {</text:span></text:p>
      <text:p text:style-name="P11"><text:span text:style-name="T6"><text:s text:c="4"/>LARGE_INTEGER freq, val;</text:span></text:p>
      <text:p text:style-name="P11"><text:span text:style-name="T6"><text:s text:c="4"/>QueryPerformanceFrequency(&amp;freq);</text:span></text:p>
      <text:p text:style-name="P11"><text:span text:style-name="T6"><text:s text:c="4"/>QueryPerformanceCounter(&amp;val);</text:span></text:p>
      <text:p text:style-name="P11"><text:span text:style-name="T6"><text:s text:c="4"/>return (double)val.QuadPart / (double)freq.QuadPart;</text:span></text:p>
      <text:p text:style-name="P11"><text:span text:style-name="T6">}</text:span></text:p>
      <text:p text:style-name="P11"><text:span text:style-name="T6"/></text:p>
      <text:p text:style-name="P11"><text:span text:style-name="T6">int main() {</text:span></text:p>
      <text:p text:style-name="P11"><text:span text:style-name="T6"/></text:p>
      <text:p text:style-name="P11"><text:span text:style-name="T6">//стандартный метод</text:span></text:p>
      <text:p text:style-name="P11"><text:span text:style-name="T6"/></text:p>
      <text:p text:style-name="P11"><text:span text:style-name="T6"/></text:p>
      <text:p text:style-name="P11"><text:span text:style-name="T6"><text:s text:c="4"/>unsigned __int64 timer1_1;</text:span></text:p>
      <text:p text:style-name="P11"><text:span text:style-name="T6"><text:s text:c="4"/>unsigned __int64 timer1_2;</text:span></text:p>
      <text:p text:style-name="P11"><text:span text:style-name="T6"><text:s text:c="4"/>unsigned __int64 total_1;</text:span></text:p>
      <text:p text:style-name="P11"><text:span text:style-name="T6"><text:s text:c="4"/>unsigned __int64 total_2;</text:span></text:p>
      <text:p text:style-name="P11"><text:span text:style-name="T6"/></text:p>
      <text:p text:style-name="P11"><text:span text:style-name="T6"><text:s text:c="4"/>constexpr int n[]{100,500,1000,10000,100000,1000000};</text:span></text:p>
      <text:p text:style-name="P11"><text:span text:style-name="T6"><text:s text:c="4"/>for (int n:n) {</text:span></text:p>
      <text:p text:style-name="P11"><text:span text:style-name="T6"><text:s text:c="8"/>std::cout &lt;&lt; '\n' &lt;&lt; "________________";</text:span></text:p>
      <text:p text:style-name="P11"><text:span text:style-name="T6"><text:s text:c="8"/>std::cout &lt;&lt; '\n' &lt;&lt; "n: " &lt;&lt; n;</text:span></text:p>
      <text:p text:style-name="P11"><text:span text:style-name="T6"><text:s text:c="8"/>int arr1[4] = {0, 2, 1, 2};</text:span></text:p>
      <text:p text:style-name="P11"><text:span text:style-name="T6"><text:s text:c="8"/>int arr2[4] = {8, 5, 0, 6};</text:span></text:p>
      <text:p text:style-name="P11"><text:span text:style-name="T6"><text:s text:c="8"/>double arr_sum[4];</text:span></text:p>
      <text:p text:style-name="P11"><text:span text:style-name="T6"/></text:p>
      <text:p text:style-name="P11"><text:span text:style-name="T6"><text:s text:c="8"/>double d0 = getTime();</text:span></text:p>
      <text:p text:style-name="P11"><text:span text:style-name="T6"><text:s text:c="8"/>timer1_1 = __rdtsc();</text:span></text:p>
      <text:p text:style-name="P11"><text:span text:style-name="T6"/></text:p>
      <text:p text:style-name="P11"><text:span text:style-name="T6"><text:s text:c="8"/>for (int i = 1; i &lt; n; i++) {</text:span></text:p>
      <text:p text:style-name="P11"><text:span text:style-name="T6"><text:s text:c="12"/>for (int i = 0; i &lt; 4; i++) {</text:span></text:p>
      <text:p text:style-name="P11"><text:span text:style-name="T6"><text:s text:c="16"/>(double) arr1[i];</text:span></text:p>
      <text:p text:style-name="P11"><text:span text:style-name="T6"><text:s text:c="16"/>(double) arr2[i];</text:span></text:p>
      <text:p text:style-name="P11"><text:span text:style-name="T6"><text:s text:c="16"/>arr_sum[i] = arr1[i] + arr2[i];</text:span></text:p>
      <text:p text:style-name="P11"><text:span text:style-name="T6"><text:s text:c="12"/>}</text:span></text:p>
      <text:p text:style-name="P11"><text:span text:style-name="T6"><text:s text:c="8"/>}</text:span></text:p>
      <text:p text:style-name="P11"><text:span text:style-name="T6"><text:s text:c="8"/>timer1_2 = __rdtsc();</text:span></text:p>
      <text:p text:style-name="P11"><text:span text:style-name="T6"><text:s text:c="8"/>double timeInMilliseconds = 1000* (getTime() - d0);</text:span></text:p>
      <text:p text:style-name="P11"><text:span text:style-name="T6"/></text:p>
      <text:p text:style-name="P11"><text:span text:style-name="T6"><text:s text:c="8"/>total_1 = timer1_2 - timer1_1;</text:span></text:p>
      <text:p text:style-name="P11"><text:span text:style-name="T6"><text:s text:c="8"/>std::cout &lt;&lt; '\n' &lt;&lt; "Proc timer for standard: " &lt;&lt; total_1;</text:span></text:p>
      <text:p text:style-name="P11"><text:span text:style-name="T6"><text:s text:c="8"/>std::cout &lt;&lt; '\n' &lt;&lt; "Timer for vectorization: "&lt;&lt; timeInMilliseconds&lt;&lt;" </text:span><text:span text:style-name="T7">mili</text:span><text:span text:style-name="T6">seconds ";</text:span></text:p>
      <text:p text:style-name="P11"><text:span text:style-name="T6"><text:s text:c="8"/>std::cout &lt;&lt;'\n'&lt;&lt; "First: " &lt;&lt; '\n';</text:span></text:p>
      <text:p text:style-name="P11"><text:span text:style-name="T6"><text:s text:c="8"/>for (double i : arr_sum) {</text:span></text:p>
      <text:p text:style-name="P11"><text:span text:style-name="T6"><text:s text:c="12"/>std::cout &lt;&lt; i &lt;&lt; " ";</text:span></text:p>
      <text:p text:style-name="P11"><text:span text:style-name="T6"><text:s text:c="8"/>}</text:span></text:p>
      <text:p text:style-name="P11"><text:span text:style-name="T6"/></text:p>
      <text:p text:style-name="P11"><text:span text:style-name="T6">//векторизация</text:span></text:p>
      <text:p text:style-name="P11"><text:soft-page-break/><text:span text:style-name="T6"/></text:p>
      <text:p text:style-name="P11"><text:span text:style-name="T6"><text:s text:c="8"/>unsigned __int64 timer2_1;</text:span></text:p>
      <text:p text:style-name="P11"><text:span text:style-name="T6"><text:s text:c="8"/>unsigned __int64 timer2_2;</text:span></text:p>
      <text:p text:style-name="P11"><text:span text:style-name="T6"/></text:p>
      <text:p text:style-name="P11"><text:span text:style-name="T6"><text:s text:c="8"/>int32_t array_a[4] = {0, 2, 1, 2};</text:span></text:p>
      <text:p text:style-name="P11"><text:span text:style-name="T6"><text:s text:c="8"/>int32_t array_b[4] = {8, 5, 0, 6};</text:span></text:p>
      <text:p text:style-name="P11"><text:span text:style-name="T6"><text:s text:c="8"/>__m256d array_c;</text:span></text:p>
      <text:p text:style-name="P11"><text:span text:style-name="T6"><text:s text:c="8"/>__m128i a, b, c;</text:span></text:p>
      <text:p text:style-name="P11"><text:span text:style-name="T6"/></text:p>
      <text:p text:style-name="P11"><text:span text:style-name="T6"><text:s text:c="8"/>double d1 = getTime();</text:span></text:p>
      <text:p text:style-name="P11"><text:span text:style-name="T6"><text:s text:c="8"/>timer2_1 = __rdtsc();</text:span></text:p>
      <text:p text:style-name="P11"><text:span text:style-name="T6"><text:s text:c="8"/>for (int i = 1; i &lt; n; i++) {</text:span></text:p>
      <text:p text:style-name="P11"><text:span text:style-name="T6"><text:s text:c="12"/>a = _mm_loadu_si128((__m128i *) array_a);</text:span></text:p>
      <text:p text:style-name="P11"><text:span text:style-name="T6"><text:s text:c="12"/>b = _mm_loadu_si128((__m128i *) array_b);</text:span></text:p>
      <text:p text:style-name="P11"><text:span text:style-name="T6"><text:s text:c="12"/>__m256d a1 = _mm256_cvtepi32_pd(a);</text:span></text:p>
      <text:p text:style-name="P11"><text:span text:style-name="T6"><text:s text:c="12"/>__m256d b1 = _mm256_cvtepi32_pd(b);</text:span></text:p>
      <text:p text:style-name="P11"><text:span text:style-name="T6"/></text:p>
      <text:p text:style-name="P11"><text:span text:style-name="T6"><text:s text:c="12"/>array_c = _mm256_add_pd(a1, b1);</text:span></text:p>
      <text:p text:style-name="P11"><text:span text:style-name="T6"><text:s text:c="8"/>}</text:span></text:p>
      <text:p text:style-name="P11"><text:span text:style-name="T6"><text:s text:c="8"/>timer2_2 = __rdtsc();</text:span></text:p>
      <text:p text:style-name="P11"><text:span text:style-name="T6"><text:s text:c="8"/>double timeInMilliseconds2 = 1000* (getTime() - d1);</text:span></text:p>
      <text:p text:style-name="P11"><text:span text:style-name="T6"/></text:p>
      <text:p text:style-name="P11"><text:span text:style-name="T6"><text:s text:c="8"/>total_2 = timer2_2 - timer2_1;</text:span></text:p>
      <text:p text:style-name="P11"><text:span text:style-name="T6"><text:s text:c="8"/>std::cout &lt;&lt; '\n' &lt;&lt; "Proc timer for vectorization: " &lt;&lt; total_2 ;</text:span></text:p>
      <text:p text:style-name="P11"><text:span text:style-name="T6"><text:s text:c="8"/>std::cout &lt;&lt; '\n' &lt;&lt; "Timer for vectorization: "&lt;&lt; timeInMilliseconds2&lt;&lt;" </text:span><text:span text:style-name="T7">mili</text:span><text:span text:style-name="T6">seconds ";</text:span></text:p>
      <text:p text:style-name="P11"><text:span text:style-name="T6"><text:s text:c="8"/>std::cout &lt;&lt; '\n' &lt;&lt; "Second: " &lt;&lt; '\n';</text:span></text:p>
      <text:p text:style-name="P11"><text:span text:style-name="T6"><text:s text:c="8"/>for (int i = 0; i &lt; 4; i++) {</text:span></text:p>
      <text:p text:style-name="P11"><text:span text:style-name="T6"><text:s text:c="12"/>std::cout &lt;&lt; array_c[i] &lt;&lt; " ";</text:span></text:p>
      <text:p text:style-name="P11"><text:span text:style-name="T6"><text:s text:c="8"/>}</text:span></text:p>
      <text:p text:style-name="P11"><text:span text:style-name="T6"/></text:p>
      <text:p text:style-name="P11"><text:span text:style-name="T6"><text:s text:c="8"/>if (total_1 &gt; total_2) {</text:span></text:p>
      <text:p text:style-name="P11"><text:span text:style-name="T6"><text:s text:c="12"/>std::cout &lt;&lt; '\n' &lt;&lt; "vectorization is better for proc tik!";</text:span></text:p>
      <text:p text:style-name="P11"><text:span text:style-name="T6"><text:s text:c="8"/>} else {</text:span></text:p>
      <text:p text:style-name="P11"><text:span text:style-name="T6"><text:s text:c="12"/>std::cout &lt;&lt; '\n' &lt;&lt; "standard is better for proc tik!";</text:span></text:p>
      <text:p text:style-name="P11"><text:span text:style-name="T6"><text:s text:c="8"/>}</text:span></text:p>
      <text:p text:style-name="P11"><text:span text:style-name="T6"/></text:p>
      <text:p text:style-name="P11"><text:span text:style-name="T6"><text:s text:c="8"/>if (timeInMilliseconds &gt; timeInMilliseconds2) {</text:span></text:p>
      <text:p text:style-name="P11"><text:span text:style-name="T6"><text:s text:c="12"/>std::cout &lt;&lt; '\n' &lt;&lt; "vectorization is better for miliseconds!";</text:span></text:p>
      <text:p text:style-name="P11"><text:span text:style-name="T6"><text:s text:c="8"/>} else {</text:span></text:p>
      <text:p text:style-name="P11"><text:span text:style-name="T6"><text:s text:c="12"/>std::cout &lt;&lt; '\n' &lt;&lt; "standard is better for miliseconds!";</text:span></text:p>
      <text:p text:style-name="P11"><text:span text:style-name="T6"><text:s text:c="8"/>}</text:span></text:p>
      <text:p text:style-name="P11"><text:span text:style-name="T6"><text:s text:c="4"/>}</text:span></text:p>
      <text:p text:style-name="P8"/>
      <text:p text:style-name="P19">CmakeList</text:p>
      <text:p text:style-name="P18">cmake_minimum_required(VERSION 3.19)</text:p>
      <text:p text:style-name="P18">project(untitled2)</text:p>
      <text:p text:style-name="P18"/>
      <text:p text:style-name="P18">set(CMAKE_CXX_STANDARD 17)</text:p>
      <text:p text:style-name="P18">set(CMAKE_CXX_FLAGS "${CMAKE_CXX_FLAGS} -march=native")</text:p>
      <text:p text:style-name="P18"/>
      <text:p text:style-name="P18">add_executable(untitled2 main.cpp)</text:p>
      <text:p text:style-name="P12">Вывод программы</text:p>
      <text:p text:style-name="P13"/>
      <text:p text:style-name="P14">________________</text:p>
      <text:p text:style-name="P14">n: 100</text:p>
      <text:p text:style-name="P14">Proc timer for standard: 1506</text:p>
      <text:p text:style-name="P14">Timer for vectorization: 0.000700005 <text:span text:style-name="T2">mili</text:span>seconds</text:p>
      <text:p text:style-name="P14">First:</text:p>
      <text:p text:style-name="P14">8 7 1 8</text:p>
      <text:p text:style-name="P14">Proc timer for vectorization: 1192</text:p>
      <text:p text:style-name="P14">Timer for vectorization: 0.000600005 <text:span text:style-name="T2">mili</text:span>seconds</text:p>
      <text:p text:style-name="P14">Second:</text:p>
      <text:p text:style-name="P14">8 7 1 8</text:p>
      <text:p text:style-name="P14">vectorization is better for proc tik!</text:p>
      <text:p text:style-name="P14">vectorization is better for miliseconds!</text:p>
      <text:p text:style-name="P14">________________</text:p>
      <text:p text:style-name="P14">n: 500</text:p>
      <text:p text:style-name="P14">Proc timer for standard: 7074</text:p>
      <text:p text:style-name="P14">Timer for vectorization: 0.00330003 <text:span text:style-name="T2">mili</text:span>seconds</text:p>
      <text:p text:style-name="P14">First:</text:p>
      <text:p text:style-name="P14">8 7 1 8</text:p>
      <text:p text:style-name="P14">Proc timer for vectorization: 4622</text:p>
      <text:p text:style-name="P14">Timer for vectorization: 0.00210002 <text:span text:style-name="T2">mili</text:span>seconds</text:p>
      <text:p text:style-name="P14">Second:</text:p>
      <text:p text:style-name="P14">8 7 1 8</text:p>
      <text:p text:style-name="P14">vectorization is better for proc tik!</text:p>
      <text:p text:style-name="P14">vectorization is better for miliseconds!</text:p>
      <text:p text:style-name="P14">________________</text:p>
      <text:p text:style-name="P14">n: 1000</text:p>
      <text:p text:style-name="P14">Proc timer for standard: 14254</text:p>
      <text:p text:style-name="P14">Timer for vectorization: 0.00649999 <text:span text:style-name="T2">mili</text:span>seconds</text:p>
      <text:p text:style-name="P14">First:</text:p>
      <text:p text:style-name="P14">8 7 1 8</text:p>
      <text:p text:style-name="P14">Proc timer for vectorization: 9488</text:p>
      <text:p text:style-name="P14">Timer for vectorization: 0.00430003 <text:span text:style-name="T2">mili</text:span>seconds</text:p>
      <text:p text:style-name="P14">Second:</text:p>
      <text:p text:style-name="P14">8 7 1 8</text:p>
      <text:p text:style-name="P14">vectorization is better for proc tik!</text:p>
      <text:p text:style-name="P14">vectorization is better for miliseconds!</text:p>
      <text:p text:style-name="P14">________________</text:p>
      <text:p text:style-name="P14">n: 10000</text:p>
      <text:p text:style-name="P14">Proc timer for standard: 140744</text:p>
      <text:p text:style-name="P14">Timer for vectorization: 0.0638 <text:span text:style-name="T2">mili</text:span>seconds</text:p>
      <text:p text:style-name="P14">First:</text:p>
      <text:p text:style-name="P14"><text:soft-page-break/>8 7 1 8</text:p>
      <text:p text:style-name="P14">Proc timer for vectorization: 121822</text:p>
      <text:p text:style-name="P14">Timer for vectorization: 0.0552 <text:span text:style-name="T2">mili</text:span>seconds</text:p>
      <text:p text:style-name="P14">Second:</text:p>
      <text:p text:style-name="P14">8 7 1 8</text:p>
      <text:p text:style-name="P14">vectorization is better for proc tik!</text:p>
      <text:p text:style-name="P14">vectorization is better for miliseconds!</text:p>
      <text:p text:style-name="P14">________________</text:p>
      <text:p text:style-name="P14">n: 100000</text:p>
      <text:p text:style-name="P14">Proc timer for standard: 1621840</text:p>
      <text:p text:style-name="P14">Timer for vectorization: 0.7347 <text:span text:style-name="T2">mili</text:span>seconds</text:p>
      <text:p text:style-name="P14">First:</text:p>
      <text:p text:style-name="P14">8 7 1 8</text:p>
      <text:p text:style-name="P14">Proc timer for vectorization: 1055586</text:p>
      <text:p text:style-name="P14">Timer for vectorization: 0.4783 <text:span text:style-name="T2">mili</text:span>seconds</text:p>
      <text:p text:style-name="P14">Second:</text:p>
      <text:p text:style-name="P14">8 7 1 8</text:p>
      <text:p text:style-name="P14">vectorization is better for proc tik!</text:p>
      <text:p text:style-name="P14">vectorization is better for miliseconds!</text:p>
      <text:p text:style-name="P14">________________</text:p>
      <text:p text:style-name="P14">n: 1000000</text:p>
      <text:p text:style-name="P14">Proc timer for standard: 14180638</text:p>
      <text:p text:style-name="P14">Timer for vectorization: 6.423 <text:span text:style-name="T2">mili</text:span>seconds</text:p>
      <text:p text:style-name="P14">First:</text:p>
      <text:p text:style-name="P14">8 7 1 8</text:p>
      <text:p text:style-name="P14">Proc timer for vectorization: 8881986</text:p>
      <text:p text:style-name="P14">Timer for vectorization: 4.023 <text:span text:style-name="T2">mili</text:span>seconds</text:p>
      <text:p text:style-name="P14">Second:</text:p>
      <text:p text:style-name="P14">8 7 1 8</text:p>
      <text:p text:style-name="P14">vectorization is better for proc tik!</text:p>
      <text:p text:style-name="P14">vectorization is better for miliseconds!</text:p>
      <text:p text:style-name="P3"/>
      <text:p text:style-name="P5">Вывод</text:p>
      <text:p text:style-name="P4"/>
      <text:p text:style-name="P15">Было выполнено сравнение арифметической операции в цикле. При помощи <text:span text:style-name="T2">rdtsc </text:span>были замерены такты процессора, а время функций было оценено <text:span text:style-name="T2">windows.h, </text:span>которое позволило получить системное время. Как можно видеть из вывода, арифметические операции выполнены верно, а метод векторизации, реализованный через <text:span text:style-name="T2">intrinsics, </text:span>оказался эффективнее как по количеству операций, так и по времени.</text:p>
      <text:p text:style-name="P15"/>
      <text:p text:style-name="P15"/>
      <text:p text:style-name="P15"/>
      <text:p text:style-name="P17"><text:soft-page-break/>Ассемблерный листинг</text:p>
      <text:p text:style-name="P16">Dump of assembler code for function main():</text:p>
      <text:p text:style-name="P16"><text:s text:c="3"/>0x000000000040159e &lt;+0&gt;:<text:tab/>push <text:s text:c="2"/>%rbp</text:p>
      <text:p text:style-name="P16"><text:s text:c="3"/>0x000000000040159f &lt;+1&gt;:<text:tab/>push <text:s text:c="2"/>%rbx</text:p>
      <text:p text:style-name="P16"><text:s text:c="3"/>0x00000000004015a0 &lt;+2&gt;:<text:tab/>sub <text:s text:c="3"/>$0x258,%rsp</text:p>
      <text:p text:style-name="P16"><text:s text:c="3"/>0x00000000004015a7 &lt;+9&gt;:<text:tab/>lea <text:s text:c="3"/>0x80(%rsp),%rbp</text:p>
      <text:p text:style-name="P16"><text:s text:c="3"/>0x00000000004015af &lt;+17&gt;:<text:tab/>lea <text:s text:c="3"/>0x1d0(%rbp),%rax</text:p>
      <text:p text:style-name="P16"><text:s text:c="3"/>0x00000000004015b6 &lt;+24&gt;:<text:tab/>sub <text:s text:c="3"/>$0x210,%rax</text:p>
      <text:p text:style-name="P16"><text:s text:c="3"/>0x00000000004015bc &lt;+30&gt;:<text:tab/>add <text:s text:c="3"/>$0x1f,%rax</text:p>
      <text:p text:style-name="P16"><text:s text:c="3"/>0x00000000004015c0 &lt;+34&gt;:<text:tab/>shr <text:s text:c="3"/>$0x5,%rax</text:p>
      <text:p text:style-name="P16"><text:s text:c="3"/>0x00000000004015c4 &lt;+38&gt;:<text:tab/>shl <text:s text:c="3"/>$0x5,%rax</text:p>
      <text:p text:style-name="P16"><text:s text:c="3"/>0x00000000004015c8 &lt;+42&gt;:<text:tab/>mov <text:s text:c="3"/>%rax,%rbx</text:p>
      <text:p text:style-name="P16"><text:s text:c="3"/>0x00000000004015cb &lt;+45&gt;:<text:tab/>callq <text:s/>0x401dc0 &lt;__main&gt;</text:p>
      <text:p text:style-name="P16">=&gt; 0x00000000004015d0 &lt;+50&gt;:<text:tab/>movl <text:s text:c="2"/>$0x64,0xb0(%rbp)</text:p>
      <text:p text:style-name="P16"><text:s text:c="3"/>0x00000000004015da &lt;+60&gt;:<text:tab/>movl <text:s text:c="2"/>$0x1f4,0xb4(%rbp)</text:p>
      <text:p text:style-name="P16"><text:s text:c="3"/>0x00000000004015e4 &lt;+70&gt;:<text:tab/>movl <text:s text:c="2"/>$0x3e8,0xb8(%rbp)</text:p>
      <text:p text:style-name="P16"><text:s text:c="3"/>0x00000000004015ee &lt;+80&gt;:<text:tab/>movl <text:s text:c="2"/>$0x2710,0xbc(%rbp)</text:p>
      <text:p text:style-name="P16"><text:s text:c="3"/>0x00000000004015f8 &lt;+90&gt;:<text:tab/>movl <text:s text:c="2"/>$0x186a0,0xc0(%rbp)</text:p>
      <text:p text:style-name="P16"><text:s text:c="3"/>0x0000000000401602 &lt;+100&gt;:<text:tab/>movl <text:s text:c="2"/>$0xf4240,0xc4(%rbp)</text:p>
      <text:p text:style-name="P16"><text:s text:c="3"/>0x000000000040160c &lt;+110&gt;:<text:tab/>lea <text:s text:c="3"/>0xb0(%rbp),%rax</text:p>
      <text:p text:style-name="P16"><text:s text:c="3"/>0x0000000000401613 &lt;+117&gt;:<text:tab/>mov <text:s text:c="3"/>%rax,0x1a8(%rbp)</text:p>
      <text:p text:style-name="P16"><text:s text:c="3"/>0x000000000040161a &lt;+124&gt;:<text:tab/>mov <text:s text:c="3"/>0x1a8(%rbp),%rax</text:p>
      <text:p text:style-name="P16"><text:s text:c="3"/>0x0000000000401621 &lt;+131&gt;:<text:tab/>mov <text:s text:c="3"/>%rax,0x1c8(%rbp)</text:p>
      <text:p text:style-name="P16"><text:s text:c="3"/>0x0000000000401628 &lt;+138&gt;:<text:tab/>mov <text:s text:c="3"/>0x1a8(%rbp),%rax</text:p>
      <text:p text:style-name="P16"><text:s text:c="3"/>0x000000000040162f &lt;+145&gt;:<text:tab/>add <text:s text:c="3"/>$0x18,%rax</text:p>
      <text:p text:style-name="P16"><text:s text:c="3"/>0x0000000000401633 &lt;+149&gt;:<text:tab/>mov <text:s text:c="3"/>%rax,0x1a0(%rbp)</text:p>
      <text:p text:style-name="P16"><text:s text:c="3"/>0x000000000040163a &lt;+156&gt;:<text:tab/>mov <text:s text:c="3"/>0x1c8(%rbp),%rax</text:p>
      <text:p text:style-name="P16"><text:s text:c="3"/>0x0000000000401641 &lt;+163&gt;:<text:tab/>cmp <text:s text:c="3"/>0x1a0(%rbp),%rax</text:p>
      <text:p text:style-name="P16"><text:s text:c="3"/>0x0000000000401648 &lt;+170&gt;:<text:tab/>je <text:s text:c="4"/>0x401c09 &lt;main()+1643&gt;</text:p>
      <text:p text:style-name="P16"><text:s text:c="3"/>0x000000000040164e &lt;+176&gt;:<text:tab/>mov <text:s text:c="3"/>0x1c8(%rbp),%rax</text:p>
      <text:p text:style-name="P16"><text:s text:c="3"/>0x0000000000401655 &lt;+183&gt;:<text:tab/>mov <text:s text:c="3"/>(%rax),%eax</text:p>
      <text:p text:style-name="P16"><text:s text:c="3"/>0x0000000000401657 &lt;+185&gt;:<text:tab/>mov <text:s text:c="3"/>%eax,0x19c(%rbp)</text:p>
      <text:p text:style-name="P16"><text:s text:c="3"/>0x000000000040165d &lt;+191&gt;:<text:tab/>mov <text:s text:c="3"/>$0xa,%edx</text:p>
      <text:p text:style-name="P16"><text:s text:c="3"/>0x0000000000401662 &lt;+196&gt;:<text:tab/>mov <text:s text:c="3"/>0x3de7(%rip),%rcx <text:s text:c="7"/># 0x405450 &lt;__fu0__ZSt4cout&gt;</text:p>
      <text:p text:style-name="P16"><text:s text:c="3"/>0x0000000000401669 &lt;+203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66e &lt;+208&gt;:<text:tab/>lea <text:s text:c="3"/>0x398b(%rip),%rdx <text:s text:c="7"/># 0x405000</text:p>
      <text:p text:style-name="P16"><text:s text:c="3"/>0x0000000000401675 &lt;+215&gt;:<text:tab/>mov <text:s text:c="3"/>%rax,%rcx</text:p>
      <text:p text:style-name="P16"><text:s text:c="3"/>0x0000000000401678 &lt;+218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oft-page-break/><text:s text:c="3"/>0x000000000040167d &lt;+223&gt;:<text:tab/>mov <text:s text:c="3"/>$0xa,%edx</text:p>
      <text:p text:style-name="P16"><text:s text:c="3"/>0x0000000000401682 &lt;+228&gt;:<text:tab/>mov <text:s text:c="3"/>0x3dc7(%rip),%rcx <text:s text:c="7"/># 0x405450 &lt;__fu0__ZSt4cout&gt;</text:p>
      <text:p text:style-name="P16"><text:s text:c="3"/>0x0000000000401689 &lt;+235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68e &lt;+240&gt;:<text:tab/>lea <text:s text:c="3"/>0x397c(%rip),%rdx <text:s text:c="7"/># 0x405011</text:p>
      <text:p text:style-name="P16"><text:s text:c="3"/>0x0000000000401695 &lt;+247&gt;:<text:tab/>mov <text:s text:c="3"/>%rax,%rcx</text:p>
      <text:p text:style-name="P16"><text:s text:c="3"/>0x0000000000401698 &lt;+250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69d &lt;+255&gt;:<text:tab/>mov <text:s text:c="3"/>%rax,%rcx</text:p>
      <text:p text:style-name="P16"><text:s text:c="3"/>0x00000000004016a0 &lt;+258&gt;:<text:tab/>mov <text:s text:c="3"/>0x19c(%rbp),%eax</text:p>
      <text:p text:style-name="P16"><text:s text:c="3"/>0x00000000004016a6 &lt;+264&gt;:<text:tab/>mov <text:s text:c="3"/>%eax,%edx</text:p>
      <text:p text:style-name="P16"><text:s text:c="3"/>0x00000000004016a8 &lt;+266&gt;:<text:tab/>callq <text:s/>0x401d00 &lt;std::ostream::operator&lt;&lt;(int)&gt;</text:p>
      <text:p text:style-name="P16"><text:s text:c="3"/>0x00000000004016ad &lt;+271&gt;:<text:tab/>movl <text:s text:c="2"/>$0x0,0xa0(%rbp)</text:p>
      <text:p text:style-name="P16"><text:s text:c="3"/>0x00000000004016b7 &lt;+281&gt;:<text:tab/>movl <text:s text:c="2"/>$0x2,0xa4(%rbp)</text:p>
      <text:p text:style-name="P16"><text:s text:c="3"/>0x00000000004016c1 &lt;+291&gt;:<text:tab/>movl <text:s text:c="2"/>$0x1,0xa8(%rbp)</text:p>
      <text:p text:style-name="P16"><text:s text:c="3"/>0x00000000004016cb &lt;+301&gt;:<text:tab/>movl <text:s text:c="2"/>$0x2,0xac(%rbp)</text:p>
      <text:p text:style-name="P16"><text:s text:c="3"/>0x00000000004016d5 &lt;+311&gt;:<text:tab/>movl <text:s text:c="2"/>$0x8,0x90(%rbp)</text:p>
      <text:p text:style-name="P16"><text:s text:c="3"/>0x00000000004016df &lt;+321&gt;:<text:tab/>movl <text:s text:c="2"/>$0x5,0x94(%rbp)</text:p>
      <text:p text:style-name="P16"><text:s text:c="3"/>0x00000000004016e9 &lt;+331&gt;:<text:tab/>movl <text:s text:c="2"/>$0x0,0x98(%rbp)</text:p>
      <text:p text:style-name="P16"><text:s text:c="3"/>0x00000000004016f3 &lt;+341&gt;:<text:tab/>movl <text:s text:c="2"/>$0x6,0x9c(%rbp)</text:p>
      <text:p text:style-name="P16"><text:s text:c="3"/>0x00000000004016fd &lt;+351&gt;:<text:tab/>callq <text:s/>0x401550 &lt;getTime()&gt;</text:p>
      <text:p text:style-name="P16"><text:s text:c="3"/>0x0000000000401702 &lt;+356&gt;:<text:tab/>vmovq <text:s/>%xmm0,%rax</text:p>
      <text:p text:style-name="P16"><text:s text:c="3"/>0x0000000000401707 &lt;+361&gt;:<text:tab/>mov <text:s text:c="3"/>%rax,0x190(%rbp)</text:p>
      <text:p text:style-name="P16"><text:s text:c="3"/>0x000000000040170e &lt;+368&gt;:<text:tab/>rdtsc <text:s/></text:p>
      <text:p text:style-name="P16"><text:s text:c="3"/>0x0000000000401710 &lt;+370&gt;:<text:tab/>shl <text:s text:c="3"/>$0x20,%rdx</text:p>
      <text:p text:style-name="P16"><text:s text:c="3"/>0x0000000000401714 &lt;+374&gt;:<text:tab/>or <text:s text:c="4"/>%rdx,%rax</text:p>
      <text:p text:style-name="P16"><text:s text:c="3"/>0x0000000000401717 &lt;+377&gt;:<text:tab/>mov <text:s text:c="3"/>%rax,0x188(%rbp)</text:p>
      <text:p text:style-name="P16"><text:s text:c="3"/>0x000000000040171e &lt;+384&gt;:<text:tab/>movl <text:s text:c="2"/>$0x1,0x1c4(%rbp)</text:p>
      <text:p text:style-name="P16"><text:s text:c="3"/>0x0000000000401728 &lt;+394&gt;:<text:tab/>mov <text:s text:c="3"/>0x1c4(%rbp),%eax</text:p>
      <text:p text:style-name="P16"><text:s text:c="3"/>0x000000000040172e &lt;+400&gt;:<text:tab/>cmp <text:s text:c="3"/>0x19c(%rbp),%eax</text:p>
      <text:p text:style-name="P16"><text:s text:c="3"/>0x0000000000401734 &lt;+406&gt;:<text:tab/>jge <text:s text:c="3"/>0x40178b &lt;main()+493&gt;</text:p>
      <text:p text:style-name="P16"><text:s text:c="3"/>0x0000000000401736 &lt;+408&gt;:<text:tab/>movl <text:s text:c="2"/>$0x0,0x1c0(%rbp)</text:p>
      <text:p text:style-name="P16"><text:s text:c="3"/>0x0000000000401740 &lt;+418&gt;:<text:tab/>cmpl <text:s text:c="2"/>$0x3,0x1c0(%rbp)</text:p>
      <text:p text:style-name="P16"><text:s text:c="3"/>0x0000000000401747 &lt;+425&gt;:<text:tab/>jg <text:s text:c="4"/>0x401783 &lt;main()+485&gt;</text:p>
      <text:p text:style-name="P16"><text:s text:c="3"/>0x0000000000401749 &lt;+427&gt;:<text:tab/>mov <text:s text:c="3"/>0x1c0(%rbp),%eax</text:p>
      <text:p text:style-name="P16"><text:s text:c="3"/>0x000000000040174f &lt;+433&gt;:<text:tab/>cltq <text:s text:c="2"/></text:p>
      <text:p text:style-name="P16"><text:s text:c="3"/>0x0000000000401751 &lt;+435&gt;:<text:tab/>mov <text:s text:c="3"/>0xa0(%rbp,%rax,4),%edx</text:p>
      <text:p text:style-name="P16"><text:s text:c="3"/>0x0000000000401758 &lt;+442&gt;:<text:tab/>mov <text:s text:c="3"/>0x1c0(%rbp),%eax</text:p>
      <text:p text:style-name="P16"><text:s text:c="3"/>0x000000000040175e &lt;+448&gt;:<text:tab/>cltq <text:s text:c="2"/></text:p>
      <text:p text:style-name="P16"><text:soft-page-break/><text:s text:c="3"/>0x0000000000401760 &lt;+450&gt;:<text:tab/>mov <text:s text:c="3"/>0x90(%rbp,%rax,4),%eax</text:p>
      <text:p text:style-name="P16"><text:s text:c="3"/>0x0000000000401767 &lt;+457&gt;:<text:tab/>add <text:s text:c="3"/>%edx,%eax</text:p>
      <text:p text:style-name="P16"><text:s text:c="3"/>0x0000000000401769 &lt;+459&gt;:<text:tab/>vcvtsi2sd %eax,%xmm0,%xmm0</text:p>
      <text:p text:style-name="P16"><text:s text:c="3"/>0x000000000040176d &lt;+463&gt;:<text:tab/>mov <text:s text:c="3"/>0x1c0(%rbp),%eax</text:p>
      <text:p text:style-name="P16"><text:s text:c="3"/>0x0000000000401773 &lt;+469&gt;:<text:tab/>cltq <text:s text:c="2"/></text:p>
      <text:p text:style-name="P16"><text:s text:c="3"/>0x0000000000401775 &lt;+471&gt;:<text:tab/>vmovsd %xmm0,-0x60(%rbp,%rax,8)</text:p>
      <text:p text:style-name="P16"><text:s text:c="3"/>0x000000000040177b &lt;+477&gt;:<text:tab/>incl <text:s text:c="2"/>0x1c0(%rbp)</text:p>
      <text:p text:style-name="P16"><text:s text:c="3"/>0x0000000000401781 &lt;+483&gt;:<text:tab/>jmp <text:s text:c="3"/>0x401740 &lt;main()+418&gt;</text:p>
      <text:p text:style-name="P16"><text:s text:c="3"/>0x0000000000401783 &lt;+485&gt;:<text:tab/>incl <text:s text:c="2"/>0x1c4(%rbp)</text:p>
      <text:p text:style-name="P16"><text:s text:c="3"/>0x0000000000401789 &lt;+491&gt;:<text:tab/>jmp <text:s text:c="3"/>0x401728 &lt;main()+394&gt;</text:p>
      <text:p text:style-name="P16"><text:s text:c="3"/>0x000000000040178b &lt;+493&gt;:<text:tab/>rdtsc <text:s/></text:p>
      <text:p text:style-name="P16"><text:s text:c="3"/>0x000000000040178d &lt;+495&gt;:<text:tab/>shl <text:s text:c="3"/>$0x20,%rdx</text:p>
      <text:p text:style-name="P16"><text:s text:c="3"/>0x0000000000401791 &lt;+499&gt;:<text:tab/>or <text:s text:c="4"/>%rdx,%rax</text:p>
      <text:p text:style-name="P16"><text:s text:c="3"/>0x0000000000401794 &lt;+502&gt;:<text:tab/>mov <text:s text:c="3"/>%rax,0x180(%rbp)</text:p>
      <text:p text:style-name="P16"><text:s text:c="3"/>0x000000000040179b &lt;+509&gt;:<text:tab/>callq <text:s/>0x401550 &lt;getTime()&gt;</text:p>
      <text:p text:style-name="P16"><text:s text:c="3"/>0x00000000004017a0 &lt;+514&gt;:<text:tab/>vsubsd 0x190(%rbp),%xmm0,%xmm0</text:p>
      <text:p text:style-name="P16"><text:s text:c="3"/>0x00000000004017a8 &lt;+522&gt;:<text:tab/>vmovsd 0x3980(%rip),%xmm1 <text:s text:c="7"/># 0x405130</text:p>
      <text:p text:style-name="P16"><text:s text:c="3"/>0x00000000004017b0 &lt;+530&gt;:<text:tab/>vmulsd %xmm1,%xmm0,%xmm0</text:p>
      <text:p text:style-name="P16"><text:s text:c="3"/>0x00000000004017b4 &lt;+534&gt;:<text:tab/>vmovsd %xmm0,0x178(%rbp)</text:p>
      <text:p text:style-name="P16"><text:s text:c="3"/>0x00000000004017bc &lt;+542&gt;:<text:tab/>mov <text:s text:c="3"/>0x180(%rbp),%rax</text:p>
      <text:p text:style-name="P16"><text:s text:c="3"/>0x00000000004017c3 &lt;+549&gt;:<text:tab/>sub <text:s text:c="3"/>0x188(%rbp),%rax</text:p>
      <text:p text:style-name="P16"><text:s text:c="3"/>0x00000000004017ca &lt;+556&gt;:<text:tab/>mov <text:s text:c="3"/>%rax,0x170(%rbp)</text:p>
      <text:p text:style-name="P16"><text:s text:c="3"/>0x00000000004017d1 &lt;+563&gt;:<text:tab/>mov <text:s text:c="3"/>$0xa,%edx</text:p>
      <text:p text:style-name="P16"><text:s text:c="3"/>0x00000000004017d6 &lt;+568&gt;:<text:tab/>mov <text:s text:c="3"/>0x3c73(%rip),%rcx <text:s text:c="7"/># 0x405450 &lt;__fu0__ZSt4cout&gt;</text:p>
      <text:p text:style-name="P16"><text:s text:c="3"/>0x00000000004017dd &lt;+575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7e2 &lt;+580&gt;:<text:tab/>lea <text:s text:c="3"/>0x382c(%rip),%rdx <text:s text:c="7"/># 0x405015</text:p>
      <text:p text:style-name="P16"><text:s text:c="3"/>0x00000000004017e9 &lt;+587&gt;:<text:tab/>mov <text:s text:c="3"/>%rax,%rcx</text:p>
      <text:p text:style-name="P16"><text:s text:c="3"/>0x00000000004017ec &lt;+590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7f1 &lt;+595&gt;:<text:tab/>mov <text:s text:c="3"/>%rax,%rcx</text:p>
      <text:p text:style-name="P16"><text:s text:c="3"/>0x00000000004017f4 &lt;+598&gt;:<text:tab/>mov <text:s text:c="3"/>0x170(%rbp),%rax</text:p>
      <text:p text:style-name="P16"><text:s text:c="3"/>0x00000000004017fb &lt;+605&gt;:<text:tab/>mov <text:s text:c="3"/>%rax,%rdx</text:p>
      <text:p text:style-name="P16"><text:s text:c="3"/>0x00000000004017fe &lt;+608&gt;:<text:tab/>callq <text:s/>0x401cf8 &lt;std::ostream::operator&lt;&lt;(unsigned long long)&gt;</text:p>
      <text:p text:style-name="P16"><text:s text:c="3"/>0x0000000000401803 &lt;+613&gt;:<text:tab/>mov <text:s text:c="3"/>$0xa,%edx</text:p>
      <text:p text:style-name="P16"><text:s text:c="3"/>0x0000000000401808 &lt;+618&gt;:<text:tab/>mov <text:s text:c="3"/>0x3c41(%rip),%rcx <text:s text:c="7"/># 0x405450 &lt;__fu0__ZSt4cout&gt;</text:p>
      <text:p text:style-name="P16"><text:s text:c="3"/>0x000000000040180f &lt;+625&gt;:<text:tab/>callq <text:s/>0x401cd8 &lt;std::basic_ostream&lt;char, <text:soft-page-break/>std::char_traits&lt;char&gt; &gt;&amp; std::operator&lt;&lt; &lt;std::char_traits&lt;char&gt; &gt;(std::basic_ostream&lt;char, std::char_traits&lt;char&gt; &gt;&amp;, char)&gt;</text:p>
      <text:p text:style-name="P16"><text:s text:c="3"/>0x0000000000401814 &lt;+630&gt;:<text:tab/>lea <text:s text:c="3"/>0x3814(%rip),%rdx <text:s text:c="7"/># 0x40502f</text:p>
      <text:p text:style-name="P16"><text:s text:c="3"/>0x000000000040181b &lt;+637&gt;:<text:tab/>mov <text:s text:c="3"/>%rax,%rcx</text:p>
      <text:p text:style-name="P16"><text:s text:c="3"/>0x000000000040181e &lt;+640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823 &lt;+645&gt;:<text:tab/>vmovsd 0x178(%rbp),%xmm0</text:p>
      <text:p text:style-name="P16"><text:s text:c="3"/>0x000000000040182b &lt;+653&gt;:<text:tab/>vmovsd %xmm0,%xmm1,%xmm1</text:p>
      <text:p text:style-name="P16"><text:s text:c="3"/>0x000000000040182f &lt;+657&gt;:<text:tab/>mov <text:s text:c="3"/>%rax,%rcx</text:p>
      <text:p text:style-name="P16"><text:s text:c="3"/>0x0000000000401832 &lt;+660&gt;:<text:tab/>callq <text:s/>0x401d08 &lt;std::ostream::operator&lt;&lt;(double)&gt;</text:p>
      <text:p text:style-name="P16"><text:s text:c="3"/>0x0000000000401837 &lt;+665&gt;:<text:tab/>lea <text:s text:c="3"/>0x380b(%rip),%rdx <text:s text:c="7"/># 0x405049</text:p>
      <text:p text:style-name="P16"><text:s text:c="3"/>0x000000000040183e &lt;+672&gt;:<text:tab/>mov <text:s text:c="3"/>%rax,%rcx</text:p>
      <text:p text:style-name="P16"><text:s text:c="3"/>0x0000000000401841 &lt;+675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846 &lt;+680&gt;:<text:tab/>mov <text:s text:c="3"/>$0xa,%edx</text:p>
      <text:p text:style-name="P16"><text:s text:c="3"/>0x000000000040184b &lt;+685&gt;:<text:tab/>mov <text:s text:c="3"/>0x3bfe(%rip),%rcx <text:s text:c="7"/># 0x405450 &lt;__fu0__ZSt4cout&gt;</text:p>
      <text:p text:style-name="P16"><text:s text:c="3"/>0x0000000000401852 &lt;+692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857 &lt;+697&gt;:<text:tab/>lea <text:s text:c="3"/>0x37f5(%rip),%rdx <text:s text:c="7"/># 0x405053</text:p>
      <text:p text:style-name="P16"><text:s text:c="3"/>0x000000000040185e &lt;+704&gt;:<text:tab/>mov <text:s text:c="3"/>%rax,%rcx</text:p>
      <text:p text:style-name="P16"><text:s text:c="3"/>0x0000000000401861 &lt;+707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866 &lt;+712&gt;:<text:tab/>mov <text:s text:c="3"/>$0xa,%edx</text:p>
      <text:p text:style-name="P16"><text:s text:c="3"/>0x000000000040186b &lt;+717&gt;:<text:tab/>mov <text:s text:c="3"/>%rax,%rcx</text:p>
      <text:p text:style-name="P16"><text:s text:c="3"/>0x000000000040186e &lt;+720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873 &lt;+725&gt;:<text:tab/>lea <text:s text:c="3"/>-0x60(%rbp),%rax</text:p>
      <text:p text:style-name="P16"><text:s text:c="3"/>0x0000000000401877 &lt;+729&gt;:<text:tab/>mov <text:s text:c="3"/>%rax,0x168(%rbp)</text:p>
      <text:p text:style-name="P16"><text:s text:c="3"/>0x000000000040187e &lt;+736&gt;:<text:tab/>mov <text:s text:c="3"/>0x168(%rbp),%rax</text:p>
      <text:p text:style-name="P16"><text:s text:c="3"/>0x0000000000401885 &lt;+743&gt;:<text:tab/>mov <text:s text:c="3"/>%rax,0x1b8(%rbp)</text:p>
      <text:p text:style-name="P16"><text:s text:c="3"/>0x000000000040188c &lt;+750&gt;:<text:tab/>mov <text:s text:c="3"/>0x168(%rbp),%rax</text:p>
      <text:p text:style-name="P16"><text:s text:c="3"/>0x0000000000401893 &lt;+757&gt;:<text:tab/>add <text:s text:c="3"/>$0x20,%rax</text:p>
      <text:p text:style-name="P16"><text:s text:c="3"/>0x0000000000401897 &lt;+761&gt;:<text:tab/>mov <text:s text:c="3"/>%rax,0x160(%rbp)</text:p>
      <text:p text:style-name="P16"><text:s text:c="3"/>0x000000000040189e &lt;+768&gt;:<text:tab/>mov <text:s text:c="3"/>0x1b8(%rbp),%rax</text:p>
      <text:p text:style-name="P16"><text:s text:c="3"/>0x00000000004018a5 &lt;+775&gt;:<text:tab/>cmp <text:s text:c="3"/>0x160(%rbp),%rax</text:p>
      <text:p text:style-name="P16"><text:s text:c="3"/>0x00000000004018ac &lt;+782&gt;:<text:tab/>je <text:s text:c="4"/>0x4018f2 &lt;main()+852&gt;</text:p>
      <text:p text:style-name="P16"><text:soft-page-break/><text:s text:c="3"/>0x00000000004018ae &lt;+784&gt;:<text:tab/>mov <text:s text:c="3"/>0x1b8(%rbp),%rax</text:p>
      <text:p text:style-name="P16"><text:s text:c="3"/>0x00000000004018b5 &lt;+791&gt;:<text:tab/>vmovsd (%rax),%xmm0</text:p>
      <text:p text:style-name="P16"><text:s text:c="3"/>0x00000000004018b9 &lt;+795&gt;:<text:tab/>vmovsd %xmm0,0x158(%rbp)</text:p>
      <text:p text:style-name="P16"><text:s text:c="3"/>0x00000000004018c1 &lt;+803&gt;:<text:tab/>vmovsd 0x158(%rbp),%xmm0</text:p>
      <text:p text:style-name="P16"><text:s text:c="3"/>0x00000000004018c9 &lt;+811&gt;:<text:tab/>vmovsd %xmm0,%xmm1,%xmm1</text:p>
      <text:p text:style-name="P16"><text:s text:c="3"/>0x00000000004018cd &lt;+815&gt;:<text:tab/>mov <text:s text:c="3"/>0x3b7c(%rip),%rcx <text:s text:c="7"/># 0x405450 &lt;__fu0__ZSt4cout&gt;</text:p>
      <text:p text:style-name="P16"><text:s text:c="3"/>0x00000000004018d4 &lt;+822&gt;:<text:tab/>callq <text:s/>0x401d08 &lt;std::ostream::operator&lt;&lt;(double)&gt;</text:p>
      <text:p text:style-name="P16"><text:s text:c="3"/>0x00000000004018d9 &lt;+827&gt;:<text:tab/>lea <text:s text:c="3"/>0x377b(%rip),%rdx <text:s text:c="7"/># 0x40505b</text:p>
      <text:p text:style-name="P16"><text:s text:c="3"/>0x00000000004018e0 &lt;+834&gt;:<text:tab/>mov <text:s text:c="3"/>%rax,%rcx</text:p>
      <text:p text:style-name="P16"><text:s text:c="3"/>0x00000000004018e3 &lt;+837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8e8 &lt;+842&gt;:<text:tab/>addq <text:s text:c="2"/>$0x8,0x1b8(%rbp)</text:p>
      <text:p text:style-name="P16"><text:s text:c="3"/>0x00000000004018f0 &lt;+850&gt;:<text:tab/>jmp <text:s text:c="3"/>0x40189e &lt;main()+768&gt;</text:p>
      <text:p text:style-name="P16"><text:s text:c="3"/>0x00000000004018f2 &lt;+852&gt;:<text:tab/>movl <text:s text:c="2"/>$0x0,0x80(%rbp)</text:p>
      <text:p text:style-name="P16"><text:s text:c="3"/>0x00000000004018fc &lt;+862&gt;:<text:tab/>movl <text:s text:c="2"/>$0x2,0x84(%rbp)</text:p>
      <text:p text:style-name="P16"><text:s text:c="3"/>0x0000000000401906 &lt;+872&gt;:<text:tab/>movl <text:s text:c="2"/>$0x1,0x88(%rbp)</text:p>
      <text:p text:style-name="P16"><text:s text:c="3"/>0x0000000000401910 &lt;+882&gt;:<text:tab/>movl <text:s text:c="2"/>$0x2,0x8c(%rbp)</text:p>
      <text:p text:style-name="P16"><text:s text:c="3"/>0x000000000040191a &lt;+892&gt;:<text:tab/>movl <text:s text:c="2"/>$0x8,0x70(%rbp)</text:p>
      <text:p text:style-name="P16"><text:s text:c="3"/>0x0000000000401921 &lt;+899&gt;:<text:tab/>movl <text:s text:c="2"/>$0x5,0x74(%rbp)</text:p>
      <text:p text:style-name="P16"><text:s text:c="3"/>0x0000000000401928 &lt;+906&gt;:<text:tab/>movl <text:s text:c="2"/>$0x0,0x78(%rbp)</text:p>
      <text:p text:style-name="P16"><text:s text:c="3"/>0x000000000040192f &lt;+913&gt;:<text:tab/>movl <text:s text:c="2"/>$0x6,0x7c(%rbp)</text:p>
      <text:p text:style-name="P16"><text:s text:c="3"/>0x0000000000401936 &lt;+920&gt;:<text:tab/>callq <text:s/>0x401550 &lt;getTime()&gt;</text:p>
      <text:p text:style-name="P16"><text:s text:c="3"/>0x000000000040193b &lt;+925&gt;:<text:tab/>vmovq <text:s/>%xmm0,%rax</text:p>
      <text:p text:style-name="P16"><text:s text:c="3"/>0x0000000000401940 &lt;+930&gt;:<text:tab/>mov <text:s text:c="3"/>%rax,0x150(%rbp)</text:p>
      <text:p text:style-name="P16"><text:s text:c="3"/>0x0000000000401947 &lt;+937&gt;:<text:tab/>rdtsc <text:s/></text:p>
      <text:p text:style-name="P16"><text:s text:c="3"/>0x0000000000401949 &lt;+939&gt;:<text:tab/>shl <text:s text:c="3"/>$0x20,%rdx</text:p>
      <text:p text:style-name="P16"><text:s text:c="3"/>0x000000000040194d &lt;+943&gt;:<text:tab/>or <text:s text:c="4"/>%rdx,%rax</text:p>
      <text:p text:style-name="P16"><text:s text:c="3"/>0x0000000000401950 &lt;+946&gt;:<text:tab/>mov <text:s text:c="3"/>%rax,0x148(%rbp)</text:p>
      <text:p text:style-name="P16"><text:s text:c="3"/>0x0000000000401957 &lt;+953&gt;:<text:tab/>movl <text:s text:c="2"/>$0x1,0x1b4(%rbp)</text:p>
      <text:p text:style-name="P16"><text:s text:c="3"/>0x0000000000401961 &lt;+963&gt;:<text:tab/>mov <text:s text:c="3"/>0x1b4(%rbp),%eax</text:p>
      <text:p text:style-name="P16"><text:s text:c="3"/>0x0000000000401967 &lt;+969&gt;:<text:tab/>cmp <text:s text:c="3"/>0x19c(%rbp),%eax</text:p>
      <text:p text:style-name="P16"><text:s text:c="3"/>0x000000000040196d &lt;+975&gt;:<text:tab/>jge <text:s text:c="3"/>0x401a23 &lt;main()+1157&gt;</text:p>
      <text:p text:style-name="P16"><text:s text:c="3"/>0x0000000000401973 &lt;+981&gt;:<text:tab/>lea <text:s text:c="3"/>0x80(%rbp),%rax</text:p>
      <text:p text:style-name="P16"><text:s text:c="3"/>0x000000000040197a &lt;+988&gt;:<text:tab/>mov <text:s text:c="3"/>%rax,0xe0(%rbp)</text:p>
      <text:p text:style-name="P16"><text:s text:c="3"/>0x0000000000401981 &lt;+995&gt;:<text:tab/>mov <text:s text:c="3"/>0xe0(%rbp),%rax</text:p>
      <text:p text:style-name="P16"><text:s text:c="3"/>0x0000000000401988 &lt;+1002&gt;:<text:tab/>vmovdqu (%rax),%xmm0</text:p>
      <text:p text:style-name="P16"><text:s text:c="3"/>0x000000000040198c &lt;+1006&gt;:<text:tab/>vmovdqa %xmm0,0x130(%rbp)</text:p>
      <text:p text:style-name="P16"><text:s text:c="3"/>0x0000000000401994 &lt;+1014&gt;:<text:tab/>lea <text:s text:c="3"/>0x70(%rbp),%rax</text:p>
      <text:p text:style-name="P16"><text:s text:c="3"/>0x0000000000401998 &lt;+1018&gt;:<text:tab/>mov <text:s text:c="3"/>%rax,0xe8(%rbp)</text:p>
      <text:p text:style-name="P16"><text:s text:c="3"/>0x000000000040199f &lt;+1025&gt;:<text:tab/>mov <text:s text:c="3"/>0xe8(%rbp),%rax</text:p>
      <text:p text:style-name="P16"><text:soft-page-break/><text:s text:c="3"/>0x00000000004019a6 &lt;+1032&gt;:<text:tab/>vmovdqu (%rax),%xmm0</text:p>
      <text:p text:style-name="P16"><text:s text:c="3"/>0x00000000004019aa &lt;+1036&gt;:<text:tab/>vmovdqa %xmm0,0x120(%rbp)</text:p>
      <text:p text:style-name="P16"><text:s text:c="3"/>0x00000000004019b2 &lt;+1044&gt;:<text:tab/>vmovdqa 0x130(%rbp),%xmm0</text:p>
      <text:p text:style-name="P16"><text:s text:c="3"/>0x00000000004019ba &lt;+1052&gt;:<text:tab/>vmovdqa %xmm0,0xf0(%rbp)</text:p>
      <text:p text:style-name="P16"><text:s text:c="3"/>0x00000000004019c2 &lt;+1060&gt;:<text:tab/>vmovdqa 0xf0(%rbp),%xmm0</text:p>
      <text:p text:style-name="P16"><text:s text:c="3"/>0x00000000004019ca &lt;+1068&gt;:<text:tab/>vcvtdq2pd %xmm0,%ymm0</text:p>
      <text:p text:style-name="P16"><text:s text:c="3"/>0x00000000004019ce &lt;+1072&gt;:<text:tab/>vmovapd %ymm0,0x60(%rbx)</text:p>
      <text:p text:style-name="P16"><text:s text:c="3"/>0x00000000004019d3 &lt;+1077&gt;:<text:tab/>vmovdqa 0x120(%rbp),%xmm0</text:p>
      <text:p text:style-name="P16"><text:s text:c="3"/>0x00000000004019db &lt;+1085&gt;:<text:tab/>vmovdqa %xmm0,0xd0(%rbp)</text:p>
      <text:p text:style-name="P16"><text:s text:c="3"/>0x00000000004019e3 &lt;+1093&gt;:<text:tab/>vmovdqa 0xd0(%rbp),%xmm0</text:p>
      <text:p text:style-name="P16"><text:s text:c="3"/>0x00000000004019eb &lt;+1101&gt;:<text:tab/>vcvtdq2pd %xmm0,%ymm0</text:p>
      <text:p text:style-name="P16"><text:s text:c="3"/>0x00000000004019ef &lt;+1105&gt;:<text:tab/>vmovapd %ymm0,0x40(%rbx)</text:p>
      <text:p text:style-name="P16"><text:s text:c="3"/>0x00000000004019f4 &lt;+1110&gt;:<text:tab/>vmovapd 0x60(%rbx),%ymm0</text:p>
      <text:p text:style-name="P16"><text:s text:c="3"/>0x00000000004019f9 &lt;+1115&gt;:<text:tab/>vmovapd %ymm0,0x20(%rbx)</text:p>
      <text:p text:style-name="P16"><text:s text:c="3"/>0x00000000004019fe &lt;+1120&gt;:<text:tab/>vmovapd 0x40(%rbx),%ymm0</text:p>
      <text:p text:style-name="P16"><text:s text:c="3"/>0x0000000000401a03 &lt;+1125&gt;:<text:tab/>vmovapd %ymm0,(%rbx)</text:p>
      <text:p text:style-name="P16"><text:s text:c="3"/>0x0000000000401a07 &lt;+1129&gt;:<text:tab/>vmovapd 0x20(%rbx),%ymm0</text:p>
      <text:p text:style-name="P16"><text:s text:c="3"/>0x0000000000401a0c &lt;+1134&gt;:<text:tab/>vaddpd (%rbx),%ymm0,%ymm0</text:p>
      <text:p text:style-name="P16"><text:s text:c="3"/>0x0000000000401a10 &lt;+1138&gt;:<text:tab/>vmovapd %ymm0,0x80(%rbx)</text:p>
      <text:p text:style-name="P16"><text:s text:c="3"/>0x0000000000401a18 &lt;+1146&gt;:<text:tab/>incl <text:s text:c="2"/>0x1b4(%rbp)</text:p>
      <text:p text:style-name="P16"><text:s text:c="3"/>0x0000000000401a1e &lt;+1152&gt;:<text:tab/>jmpq <text:s text:c="2"/>0x401961 &lt;main()+963&gt;</text:p>
      <text:p text:style-name="P16"><text:s text:c="3"/>0x0000000000401a23 &lt;+1157&gt;:<text:tab/>rdtsc <text:s/></text:p>
      <text:p text:style-name="P16"><text:s text:c="3"/>0x0000000000401a25 &lt;+1159&gt;:<text:tab/>shl <text:s text:c="3"/>$0x20,%rdx</text:p>
      <text:p text:style-name="P16"><text:s text:c="3"/>0x0000000000401a29 &lt;+1163&gt;:<text:tab/>or <text:s text:c="4"/>%rdx,%rax</text:p>
      <text:p text:style-name="P16"><text:s text:c="3"/>0x0000000000401a2c &lt;+1166&gt;:<text:tab/>mov <text:s text:c="3"/>%rax,0x118(%rbp)</text:p>
      <text:p text:style-name="P16"><text:s text:c="3"/>0x0000000000401a33 &lt;+1173&gt;:<text:tab/>callq <text:s/>0x401550 &lt;getTime()&gt;</text:p>
      <text:p text:style-name="P16"><text:s text:c="3"/>0x0000000000401a38 &lt;+1178&gt;:<text:tab/>vsubsd 0x150(%rbp),%xmm0,%xmm0</text:p>
      <text:p text:style-name="P16"><text:s text:c="3"/>0x0000000000401a40 &lt;+1186&gt;:<text:tab/>vmovsd 0x36e8(%rip),%xmm1 <text:s text:c="7"/># 0x405130</text:p>
      <text:p text:style-name="P16"><text:s text:c="3"/>0x0000000000401a48 &lt;+1194&gt;:<text:tab/>vmulsd %xmm1,%xmm0,%xmm0</text:p>
      <text:p text:style-name="P16"><text:s text:c="3"/>0x0000000000401a4c &lt;+1198&gt;:<text:tab/>vmovsd %xmm0,0x110(%rbp)</text:p>
      <text:p text:style-name="P16"><text:s text:c="3"/>0x0000000000401a54 &lt;+1206&gt;:<text:tab/>mov <text:s text:c="3"/>0x118(%rbp),%rax</text:p>
      <text:p text:style-name="P16"><text:s text:c="3"/>0x0000000000401a5b &lt;+1213&gt;:<text:tab/>sub <text:s text:c="3"/>0x148(%rbp),%rax</text:p>
      <text:p text:style-name="P16"><text:s text:c="3"/>0x0000000000401a62 &lt;+1220&gt;:<text:tab/>mov <text:s text:c="3"/>%rax,0x108(%rbp)</text:p>
      <text:p text:style-name="P16"><text:s text:c="3"/>0x0000000000401a69 &lt;+1227&gt;:<text:tab/>mov <text:s text:c="3"/>$0xa,%edx</text:p>
      <text:p text:style-name="P16"><text:s text:c="3"/>0x0000000000401a6e &lt;+1232&gt;:<text:tab/>mov <text:s text:c="3"/>0x39db(%rip),%rcx <text:s text:c="7"/># 0x405450 &lt;__fu0__ZSt4cout&gt;</text:p>
      <text:p text:style-name="P16"><text:s text:c="3"/>0x0000000000401a75 &lt;+1239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a7a &lt;+1244&gt;:<text:tab/>lea <text:s text:c="3"/>0x35df(%rip),%rdx <text:s text:c="7"/># 0x405060</text:p>
      <text:p text:style-name="P16"><text:s text:c="3"/>0x0000000000401a81 &lt;+1251&gt;:<text:tab/>mov <text:s text:c="3"/>%rax,%rcx</text:p>
      <text:p text:style-name="P16"><text:s text:c="3"/>0x0000000000401a84 &lt;+1254&gt;:<text:tab/>callq <text:s/>0x401ce0 &lt;std::basic_ostream&lt;char, <text:soft-page-break/>std::char_traits&lt;char&gt; &gt;&amp; std::operator&lt;&lt; &lt;std::char_traits&lt;char&gt; &gt;(std::basic_ostream&lt;char, std::char_traits&lt;char&gt; &gt;&amp;, char const*)&gt;</text:p>
      <text:p text:style-name="P16"><text:s text:c="3"/>0x0000000000401a89 &lt;+1259&gt;:<text:tab/>mov <text:s text:c="3"/>%rax,%rcx</text:p>
      <text:p text:style-name="P16"><text:s text:c="3"/>0x0000000000401a8c &lt;+1262&gt;:<text:tab/>mov <text:s text:c="3"/>0x108(%rbp),%rax</text:p>
      <text:p text:style-name="P16"><text:s text:c="3"/>0x0000000000401a93 &lt;+1269&gt;:<text:tab/>mov <text:s text:c="3"/>%rax,%rdx</text:p>
      <text:p text:style-name="P16"><text:s text:c="3"/>0x0000000000401a96 &lt;+1272&gt;:<text:tab/>callq <text:s/>0x401cf8 &lt;std::ostream::operator&lt;&lt;(unsigned long long)&gt;</text:p>
      <text:p text:style-name="P16"><text:s text:c="3"/>0x0000000000401a9b &lt;+1277&gt;:<text:tab/>mov <text:s text:c="3"/>$0xa,%edx</text:p>
      <text:p text:style-name="P16"><text:s text:c="3"/>0x0000000000401aa0 &lt;+1282&gt;:<text:tab/>mov <text:s text:c="3"/>0x39a9(%rip),%rcx <text:s text:c="7"/># 0x405450 &lt;__fu0__ZSt4cout&gt;</text:p>
      <text:p text:style-name="P16"><text:s text:c="3"/>0x0000000000401aa7 &lt;+1289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aac &lt;+1294&gt;:<text:tab/>lea <text:s text:c="3"/>0x357c(%rip),%rdx <text:s text:c="7"/># 0x40502f</text:p>
      <text:p text:style-name="P16"><text:s text:c="3"/>0x0000000000401ab3 &lt;+1301&gt;:<text:tab/>mov <text:s text:c="3"/>%rax,%rcx</text:p>
      <text:p text:style-name="P16"><text:s text:c="3"/>0x0000000000401ab6 &lt;+1304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abb &lt;+1309&gt;:<text:tab/>vmovsd 0x110(%rbp),%xmm0</text:p>
      <text:p text:style-name="P16"><text:s text:c="3"/>0x0000000000401ac3 &lt;+1317&gt;:<text:tab/>vmovsd %xmm0,%xmm1,%xmm1</text:p>
      <text:p text:style-name="P16"><text:s text:c="3"/>0x0000000000401ac7 &lt;+1321&gt;:<text:tab/>mov <text:s text:c="3"/>%rax,%rcx</text:p>
      <text:p text:style-name="P16"><text:s text:c="3"/>0x0000000000401aca &lt;+1324&gt;:<text:tab/>callq <text:s/>0x401d08 &lt;std::ostream::operator&lt;&lt;(double)&gt;</text:p>
      <text:p text:style-name="P16"><text:s text:c="3"/>0x0000000000401acf &lt;+1329&gt;:<text:tab/>lea <text:s text:c="3"/>0x3573(%rip),%rdx <text:s text:c="7"/># 0x405049</text:p>
      <text:p text:style-name="P16"><text:s text:c="3"/>0x0000000000401ad6 &lt;+1336&gt;:<text:tab/>mov <text:s text:c="3"/>%rax,%rcx</text:p>
      <text:p text:style-name="P16"><text:s text:c="3"/>0x0000000000401ad9 &lt;+1339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ade &lt;+1344&gt;:<text:tab/>mov <text:s text:c="3"/>$0xa,%edx</text:p>
      <text:p text:style-name="P16"><text:s text:c="3"/>0x0000000000401ae3 &lt;+1349&gt;:<text:tab/>mov <text:s text:c="3"/>0x3966(%rip),%rcx <text:s text:c="7"/># 0x405450 &lt;__fu0__ZSt4cout&gt;</text:p>
      <text:p text:style-name="P16"><text:s text:c="3"/>0x0000000000401aea &lt;+1356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aef &lt;+1361&gt;:<text:tab/>lea <text:s text:c="3"/>0x3589(%rip),%rdx <text:s text:c="7"/># 0x40507f</text:p>
      <text:p text:style-name="P16"><text:s text:c="3"/>0x0000000000401af6 &lt;+1368&gt;:<text:tab/>mov <text:s text:c="3"/>%rax,%rcx</text:p>
      <text:p text:style-name="P16"><text:s text:c="3"/>0x0000000000401af9 &lt;+1371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afe &lt;+1376&gt;:<text:tab/>mov <text:s text:c="3"/>$0xa,%edx</text:p>
      <text:p text:style-name="P16"><text:s text:c="3"/>0x0000000000401b03 &lt;+1381&gt;:<text:tab/>mov <text:s text:c="3"/>%rax,%rcx</text:p>
      <text:p text:style-name="P16"><text:s text:c="3"/>0x0000000000401b06 &lt;+1384&gt;:<text:tab/>callq <text:s/>0x401cd8 &lt;std::basic_ostream&lt;char, std::char_traits&lt;char&gt; &gt;&amp; std::operator&lt;&lt; &lt;std::char_traits&lt;char&gt; <text:soft-page-break/>&gt;(std::basic_ostream&lt;char, std::char_traits&lt;char&gt; &gt;&amp;, char)&gt;</text:p>
      <text:p text:style-name="P16"><text:s text:c="3"/>0x0000000000401b0b &lt;+1389&gt;:<text:tab/>movl <text:s text:c="2"/>$0x0,0x1b0(%rbp)</text:p>
      <text:p text:style-name="P16"><text:s text:c="3"/>0x0000000000401b15 &lt;+1399&gt;:<text:tab/>cmpl <text:s text:c="2"/>$0x3,0x1b0(%rbp)</text:p>
      <text:p text:style-name="P16"><text:s text:c="3"/>0x0000000000401b1c &lt;+1406&gt;:<text:tab/>jg <text:s text:c="4"/>0x401b56 &lt;main()+1464&gt;</text:p>
      <text:p text:style-name="P16"><text:s text:c="3"/>0x0000000000401b1e &lt;+1408&gt;:<text:tab/>mov <text:s text:c="3"/>0x1b0(%rbp),%eax</text:p>
      <text:p text:style-name="P16"><text:s text:c="3"/>0x0000000000401b24 &lt;+1414&gt;:<text:tab/>cltq <text:s text:c="2"/></text:p>
      <text:p text:style-name="P16"><text:s text:c="3"/>0x0000000000401b26 &lt;+1416&gt;:<text:tab/>vmovsd 0x80(%rbx,%rax,8),%xmm0</text:p>
      <text:p text:style-name="P16"><text:s text:c="3"/>0x0000000000401b2f &lt;+1425&gt;:<text:tab/>vmovsd %xmm0,%xmm1,%xmm1</text:p>
      <text:p text:style-name="P16"><text:s text:c="3"/>0x0000000000401b33 &lt;+1429&gt;:<text:tab/>mov <text:s text:c="3"/>0x3916(%rip),%rcx <text:s text:c="7"/># 0x405450 &lt;__fu0__ZSt4cout&gt;</text:p>
      <text:p text:style-name="P16"><text:s text:c="3"/>0x0000000000401b3a &lt;+1436&gt;:<text:tab/>callq <text:s/>0x401d08 &lt;std::ostream::operator&lt;&lt;(double)&gt;</text:p>
      <text:p text:style-name="P16"><text:s text:c="3"/>0x0000000000401b3f &lt;+1441&gt;:<text:tab/>lea <text:s text:c="3"/>0x3515(%rip),%rdx <text:s text:c="7"/># 0x40505b</text:p>
      <text:p text:style-name="P16"><text:s text:c="3"/>0x0000000000401b46 &lt;+1448&gt;:<text:tab/>mov <text:s text:c="3"/>%rax,%rcx</text:p>
      <text:p text:style-name="P16"><text:s text:c="3"/>0x0000000000401b49 &lt;+1451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b4e &lt;+1456&gt;:<text:tab/>incl <text:s text:c="2"/>0x1b0(%rbp)</text:p>
      <text:p text:style-name="P16"><text:s text:c="3"/>0x0000000000401b54 &lt;+1462&gt;:<text:tab/>jmp <text:s text:c="3"/>0x401b15 &lt;main()+1399&gt;</text:p>
      <text:p text:style-name="P16"><text:s text:c="3"/>0x0000000000401b56 &lt;+1464&gt;:<text:tab/>mov <text:s text:c="3"/>0x170(%rbp),%rax</text:p>
      <text:p text:style-name="P16"><text:s text:c="3"/>0x0000000000401b5d &lt;+1471&gt;:<text:tab/>cmp <text:s text:c="3"/>0x108(%rbp),%rax</text:p>
      <text:p text:style-name="P16"><text:s text:c="3"/>0x0000000000401b64 &lt;+1478&gt;:<text:tab/>jbe <text:s text:c="3"/>0x401b88 &lt;main()+1514&gt;</text:p>
      <text:p text:style-name="P16"><text:s text:c="3"/>0x0000000000401b66 &lt;+1480&gt;:<text:tab/>mov <text:s text:c="3"/>$0xa,%edx</text:p>
      <text:p text:style-name="P16"><text:s text:c="3"/>0x0000000000401b6b &lt;+1485&gt;:<text:tab/>mov <text:s text:c="3"/>0x38de(%rip),%rcx <text:s text:c="7"/># 0x405450 &lt;__fu0__ZSt4cout&gt;</text:p>
      <text:p text:style-name="P16"><text:s text:c="3"/>0x0000000000401b72 &lt;+1492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b77 &lt;+1497&gt;:<text:tab/>lea <text:s text:c="3"/>0x350a(%rip),%rdx <text:s text:c="7"/># 0x405088</text:p>
      <text:p text:style-name="P16"><text:s text:c="3"/>0x0000000000401b7e &lt;+1504&gt;:<text:tab/>mov <text:s text:c="3"/>%rax,%rcx</text:p>
      <text:p text:style-name="P16"><text:s text:c="3"/>0x0000000000401b81 &lt;+1507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b86 &lt;+1512&gt;:<text:tab/>jmp <text:s text:c="3"/>0x401ba8 &lt;main()+1546&gt;</text:p>
      <text:p text:style-name="P16"><text:s text:c="3"/>0x0000000000401b88 &lt;+1514&gt;:<text:tab/>mov <text:s text:c="3"/>$0xa,%edx</text:p>
      <text:p text:style-name="P16"><text:s text:c="3"/>0x0000000000401b8d &lt;+1519&gt;:<text:tab/>mov <text:s text:c="3"/>0x38bc(%rip),%rcx <text:s text:c="7"/># 0x405450 &lt;__fu0__ZSt4cout&gt;</text:p>
      <text:p text:style-name="P16"><text:s text:c="3"/>0x0000000000401b94 &lt;+1526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b99 &lt;+1531&gt;:<text:tab/>lea <text:s text:c="3"/>0x3510(%rip),%rdx <text:s text:c="7"/># 0x4050b0</text:p>
      <text:p text:style-name="P16"><text:s text:c="3"/>0x0000000000401ba0 &lt;+1538&gt;:<text:tab/>mov <text:s text:c="3"/>%rax,%rcx</text:p>
      <text:p text:style-name="P16"><text:s text:c="3"/>0x0000000000401ba3 &lt;+1541&gt;:<text:tab/>callq <text:s/>0x401ce0 &lt;std::basic_ostream&lt;char, <text:soft-page-break/>std::char_traits&lt;char&gt; &gt;&amp; std::operator&lt;&lt; &lt;std::char_traits&lt;char&gt; &gt;(std::basic_ostream&lt;char, std::char_traits&lt;char&gt; &gt;&amp;, char const*)&gt;</text:p>
      <text:p text:style-name="P16"><text:s text:c="3"/>0x0000000000401ba8 &lt;+1546&gt;:<text:tab/>vmovsd 0x178(%rbp),%xmm0</text:p>
      <text:p text:style-name="P16"><text:s text:c="3"/>0x0000000000401bb0 &lt;+1554&gt;:<text:tab/>vcomisd 0x110(%rbp),%xmm0</text:p>
      <text:p text:style-name="P16"><text:s text:c="3"/>0x0000000000401bb8 &lt;+1562&gt;:<text:tab/>jbe <text:s text:c="3"/>0x401bdc &lt;main()+1598&gt;</text:p>
      <text:p text:style-name="P16"><text:s text:c="3"/>0x0000000000401bba &lt;+1564&gt;:<text:tab/>mov <text:s text:c="3"/>$0xa,%edx</text:p>
      <text:p text:style-name="P16"><text:s text:c="3"/>0x0000000000401bbf &lt;+1569&gt;:<text:tab/>mov <text:s text:c="3"/>0x388a(%rip),%rcx <text:s text:c="7"/># 0x405450 &lt;__fu0__ZSt4cout&gt;</text:p>
      <text:p text:style-name="P16"><text:s text:c="3"/>0x0000000000401bc6 &lt;+1576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bcb &lt;+1581&gt;:<text:tab/>lea <text:s text:c="3"/>0x3506(%rip),%rdx <text:s text:c="7"/># 0x4050d8</text:p>
      <text:p text:style-name="P16"><text:s text:c="3"/>0x0000000000401bd2 &lt;+1588&gt;:<text:tab/>mov <text:s text:c="3"/>%rax,%rcx</text:p>
      <text:p text:style-name="P16"><text:s text:c="3"/>0x0000000000401bd5 &lt;+1591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bda &lt;+1596&gt;:<text:tab/>jmp <text:s text:c="3"/>0x401bfc &lt;main()+1630&gt;</text:p>
      <text:p text:style-name="P16"><text:s text:c="3"/>0x0000000000401bdc &lt;+1598&gt;:<text:tab/>mov <text:s text:c="3"/>$0xa,%edx</text:p>
      <text:p text:style-name="P16"><text:s text:c="3"/>0x0000000000401be1 &lt;+1603&gt;:<text:tab/>mov <text:s text:c="3"/>0x3868(%rip),%rcx <text:s text:c="7"/># 0x405450 &lt;__fu0__ZSt4cout&gt;</text:p>
      <text:p text:style-name="P16"><text:s text:c="3"/>0x0000000000401be8 &lt;+1610&gt;:<text:tab/>callq <text:s/>0x401cd8 &lt;std::basic_ostream&lt;char, std::char_traits&lt;char&gt; &gt;&amp; std::operator&lt;&lt; &lt;std::char_traits&lt;char&gt; &gt;(std::basic_ostream&lt;char, std::char_traits&lt;char&gt; &gt;&amp;, char)&gt;</text:p>
      <text:p text:style-name="P16"><text:s text:c="3"/>0x0000000000401bed &lt;+1615&gt;:<text:tab/>lea <text:s text:c="3"/>0x3514(%rip),%rdx <text:s text:c="7"/># 0x405108</text:p>
      <text:p text:style-name="P16"><text:s text:c="3"/>0x0000000000401bf4 &lt;+1622&gt;:<text:tab/>mov <text:s text:c="3"/>%rax,%rcx</text:p>
      <text:p text:style-name="P16"><text:s text:c="3"/>0x0000000000401bf7 &lt;+1625&gt;:<text:tab/>callq <text:s/>0x401ce0 &lt;std::basic_ostream&lt;char, std::char_traits&lt;char&gt; &gt;&amp; std::operator&lt;&lt; &lt;std::char_traits&lt;char&gt; &gt;(std::basic_ostream&lt;char, std::char_traits&lt;char&gt; &gt;&amp;, char const*)&gt;</text:p>
      <text:p text:style-name="P16"><text:s text:c="3"/>0x0000000000401bfc &lt;+1630&gt;:<text:tab/>addq <text:s text:c="2"/>$0x4,0x1c8(%rbp)</text:p>
      <text:p text:style-name="P16"><text:s text:c="3"/>0x0000000000401c04 &lt;+1638&gt;:<text:tab/>jmpq <text:s text:c="2"/>0x40163a &lt;main()+156&gt;</text:p>
      <text:p text:style-name="P16"><text:s text:c="3"/>0x0000000000401c09 &lt;+1643&gt;:<text:tab/>mov <text:s text:c="3"/>$0x0,%eax</text:p>
      <text:p text:style-name="P16"><text:s text:c="3"/>0x0000000000401c0e &lt;+1648&gt;:<text:tab/>jmp <text:s text:c="3"/>0x401c18 &lt;main()+1658&gt;</text:p>
      <text:p text:style-name="P16"><text:s text:c="3"/>0x0000000000401c10 &lt;+1650&gt;:<text:tab/>mov <text:s text:c="3"/>%rax,%rcx</text:p>
      <text:p text:style-name="P16"><text:s text:c="3"/>0x0000000000401c13 &lt;+1653&gt;:<text:tab/>callq <text:s/>0x403190 &lt;_Unwind_Resume&gt;</text:p>
      <text:p text:style-name="P16"><text:s text:c="3"/>0x0000000000401c18 &lt;+1658&gt;:<text:tab/>add <text:s text:c="3"/>$0x258,%rsp</text:p>
      <text:p text:style-name="P16"><text:s text:c="3"/>0x0000000000401c1f &lt;+1665&gt;:<text:tab/>pop <text:s text:c="3"/>%rbx</text:p>
      <text:p text:style-name="P16"><text:s text:c="3"/>0x0000000000401c20 &lt;+1666&gt;:<text:tab/>pop <text:s text:c="3"/>%rbp</text:p>
      <text:p text:style-name="P16"><text:s text:c="3"/>0x0000000000401c21 &lt;+1667&gt;:<text:tab/>retq <text:s text:c="2"/></text:p>
      <text:p text:style-name="P16">End of assembler dum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3a8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span text:style-name="MT1">Москва 202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0T17:03:19.074000000</dc:date>
    <meta:editing-duration>PT1H13M29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5" meta:paragraph-count="476" meta:word-count="2362" meta:character-count="26842" meta:non-whitespace-character-count="22624"/>
  </office:meta>
</office:document-meta>
</file>